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4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57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24.10.2013</text:date>, <text:time>13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0-24T13:08:15.63</dc:date>
    <meta:editing-duration>P10DT16H53M56S</meta:editing-duration>
    <meta:editing-cycles>974</meta:editing-cycles>
    <meta:printed-by>Kim Dikert</meta:printed-by>
    <meta:print-date>2013-05-15T00:23:21</meta:print-date>
    <meta:document-statistic meta:table-count="2" meta:cell-count="2436" meta:object-count="0"/>
  </office:meta>
</office:document-meta>
</file>